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Verdan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Helvetica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14pt" fo:letter-spacing="normal" fo:font-style="normal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You have to write a program to count the number of words in the input. The program should</text:span><text:span text:style-name="T3"> </text:span><text:span text:style-name="T1">read in the input text till end_of_file (EOF) and output the number of words found. A word</text:span><text:span text:style-name="T3"> </text:span><text:span text:style-name="T1">can be taken to be a sequence of alphanumeric characters terminated by a space or by a</text:span><text:span text:style-name="T3"> </text:span><text:span text:style-name="T1">newline. Assume that there will not be any characters other than alphanumeric (a-z, A-Z, 0-9)</text:span><text:span text:style-name="T3"> </text:span><text:span text:style-name="T1">and white spaces (blank, tabs and newlines) in the input.</text:span> </text:p>
      <text:p text:style-name="P1"/>
      <text:p text:style-name="P1"/>
      <text:p text:style-name="P1"><text:span text:style-name="Strong_20_Emphasis"><text:span text:style-name="T2">nput:</text:span></text:span><text:line-break/><text:span text:style-name="T1">This is a sample line of text</text:span><text:line-break/><text:span text:style-name="T1">This is another line of text</text:span><text:line-break/><text:span text:style-name="T1">This line is the 3rd line</text:span><text:line-break/><text:span text:style-name="T1">This junk line contains 989902 99dsaWjJ8</text:span><text:span text:style-name="T3">            </text:span><text:span text:style-name="T1">015</text:span><text:line-break/><text:span text:style-name="T1">This is the fifth and the last line of input</text:span><text:line-break/><text:span text:style-name="Strong_20_Emphasis"><text:span text:style-name="T2">Output:</text:span></text:span><text:line-break/><text:span text:style-name="T1">36</text:span><text:line-break/><text:line-break/><text:span text:style-name="Strong_20_Emphasis"><text:span text:style-name="T2">Input:</text:span></text:span><text:line-break/><text:span text:style-name="T1">ABCDEFGHIJKLMNOPQRSTUVWXYZabcdefghijklmnopqrstuvwxyz0123456789</text:span><text:line-break/><text:span text:style-name="Strong_20_Emphasis"><text:span text:style-name="T2">Output:</text:span></text:span><text:line-break/><text:span text:style-name="T1">1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Verdan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6$Win32 OpenOffice.org_project/416m1$Build-9790</meta:generator>
    <dc:date>2019-09-27T16:59:30.63</dc:date>
    <meta:document-statistic meta:table-count="0" meta:image-count="0" meta:object-count="0" meta:page-count="1" meta:paragraph-count="2" meta:word-count="120" meta:character-count="704"/>
    <dc:creator>user 56456</dc:creator>
    <meta:user-defined meta:name="Info 1"/>
    <meta:user-defined meta:name="Info 2"/>
    <meta:user-defined meta:name="Info 3"/>
    <meta:user-defined meta:name="Info 4"/>
  </office:meta>
</office:document-meta>
</file>